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6.919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-0.9cm" fo:margin-right="1.7cm" fo:text-align="start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17.875cm" svg:height="7.821cm" svg:x="3.563cm" svg:y="3.581cm">
          <draw:text-box>
            <text:p text:style-name="P2"><text:span text:style-name="T1"><text:tab/></text:span><text:span text:style-name="T1"><text:tab/></text:span><text:span text:style-name="T1"> </text:span><text:span text:style-name="T1">FAIXA</text:span></text:p>
            <text:p text:style-name="P2"><text:span text:style-name="T1">AMARELA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22:08:58.549389853</dc:date>
    <meta:editing-duration>PT1H56M14S</meta:editing-duration>
    <meta:editing-cycles>13</meta:editing-cycles>
    <meta:generator>LibreOffice/7.0.6.2$Linux_X86_64 LibreOffice_project/00$Build-2</meta:generator>
    <meta:document-statistic meta:object-count="2"/>
  </office:meta>
</office:document-meta>
</file>